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Hi I am Hao, today I will talk about the application I desisgned and give you a demonstration of what it can do. The application is designed for enterprises that have many stores at different locations, so it is a perfect fit for detail industry or any form of business that has a large customer base and inventory. </text:p>
      <text:p text:style-name="P1"><text:tab/><text:tab/>The client can use it to search a customer by name and phone, but a customer profile is not required to place an order. Anyone can. To add a profile, we have an option to do that directly. If a customer wisher to know more about an order, we just need an order id which should be generated in a confirmation email.</text:p>
      <text:p text:style-name="P1"><text:tab/><text:tab/>Behind the scene, .Net and C# are used to models Entitie like customers and products. Data are stored on a SQL Server which can be accessed and managed by Azure Data Studio, and finally Entityframework communicates between the two. </text:p>
      <text:p text:style-name="P1"><text:tab/><text:tab/>Alright, time to see some actions. First, to search a customer, all you need is a store location, the customer's name, but it'll be more accurate if you ask for have a phone number...&lt;typing&gt;since I am not a customer, the prompt is expected, but it does not stop me placing orders. &lt;typing&gt;A feature of my design is that, whenever a guest place an order, a profile will be automatically generated for him. So lets' go back and find me again. &lt;Typing&gt; and this time, I been located successfully. But if a customer just wants to set up his profile, we can use the 1<text:span text:style-name="T1">st</text:span> option.&lt;Typing&gt; If a customer wants to know more of his order, we use the orderid to pull up details. If the orderid is not available, we can always search by name and phone number. &lt;typing&gt;. </text:p>
      <text:p text:style-name="P1"/>
      <text:p text:style-name="P1">So test cases, all of my test cases in week 1..</text:p>
      <text:p text:style-name="P1">I haven't had my test cases connect to the database, </text:p>
      <text:p text:style-name="P1">I actually change some behaviors , especially customer,store, JsonFilePersis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8T06:31:29.52</meta:creation-date>
    <dc:date>2020-11-18T12:03:12.12</dc:date>
    <meta:editing-duration>PT2H43M29S</meta:editing-duration>
    <meta:editing-cycles>2</meta:editing-cycles>
    <meta:generator>OpenOffice/4.1.3$Win32 OpenOffice.org_project/413m1$Build-9783</meta:generator>
    <meta:document-statistic meta:table-count="0" meta:image-count="0" meta:object-count="0" meta:page-count="1" meta:paragraph-count="7" meta:word-count="328" meta:character-count="1809"/>
  </office:meta>
</office:document-meta>
</file>